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B0000017BB3A45E714A5B5A2A.png" manifest:media-type="image/png"/>
  <manifest:file-entry manifest:full-path="Pictures/100004650000272A0000272A1F2BC296195DD4FE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4650000272A0000272A1F2BC296195DD4FE.svg" xlink:type="simple" xlink:show="embed" xlink:actuate="onLoad" loext:mime-type="image/svg+xml"/><draw:image xlink:href="Pictures/100002010000017B0000017BB3A45E714A5B5A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1:37:01.210697305</meta:creation-date>
    <dc:date>2021-12-22T11:37:23.417897414</dc:date>
    <meta:editing-duration>PT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